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23.16pt"/>
    </style:style>
    <style:style style:name="co3" style:family="table-column">
      <style:table-column-properties fo:break-before="auto" style:column-width="25.46pt"/>
    </style:style>
    <style:style style:name="co4" style:family="table-column">
      <style:table-column-properties fo:break-before="auto" style:column-width="53.26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.66pt"/>
    </style:style>
    <style:style style:name="co7" style:family="table-column">
      <style:table-column-properties fo:break-before="auto" style:column-width="190.9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arts List – Z80 Single Board Computer</text:p>
          </table:table-cell>
          <table:covered-table-cell table:number-columns-repeated="2" table:style-name="ce9"/>
          <table:covered-table-cell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dentifier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Pins</text:p>
          </table:table-cell>
          <table:table-cell table:style-name="ce1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mmen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stal, 7.3728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lock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Quad OR gate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C64</text:p>
          </table:table-cell>
          <table:table-cell office:value-type="string" calcext:value-type="string">
            <text:p>8K EPROM or EEPRO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 2764, 2864, or 28C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4HCT04</text:p>
          </table:table-cell>
          <table:table-cell office:value-type="string" calcext:value-type="string">
            <text:p>Hex inverter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2256" calcext:value-type="float">
            <text:p>62256</text:p>
          </table:table-cell>
          <table:table-cell office:value-type="string" calcext:value-type="string">
            <text:p>32K Static RA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eed not critic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8B50</text:p>
          </table:table-cell>
          <table:table-cell office:value-type="string" calcext:value-type="string">
            <text:p>AC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 sure to get “B” p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80</text:p>
          </table:table-cell>
          <table:table-cell office:value-type="string" calcext:value-type="string">
            <text:p>Microprocess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Mhz clock speed or bet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witch, momentary, SP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et swi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330R</text:p>
          </table:table-cell>
          <table:table-cell office:value-type="string" calcext:value-type="string">
            <text:p>For power LED (adjust value for desired brightnes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,R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K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K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x18 hea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ansion conne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x2 header + jump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 power jum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x6 hea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 USB to serial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, r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 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,C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acitor, ceramic</text:p>
          </table:table-cell>
          <table:table-cell office:value-type="string" calcext:value-type="string">
            <text:p>22pF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C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</text:p>
          </table:table-cell>
          <table:table-cell table:style-name="ce8" office:value-type="string" calcext:value-type="string">
            <text:p>Capacitor, Electrolytic or tantalum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10V or hig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-C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acitor, ceramic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Bypass caps, 1 per 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TDI modu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 to serial module. e.g. FTDI Friend</text:p>
          </table:table-cell>
          <table:table-cell table:number-columns-repeated="1017"/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 need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G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21:10:05.613311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5:43:08.559731051</meta:creation-date>
    <dc:date>2021-06-15T21:11:01.694400840</dc:date>
    <meta:editing-duration>PT1H42M23S</meta:editing-duration>
    <meta:editing-cycles>56</meta:editing-cycles>
    <meta:generator>LibreOffice/6.1.5.2$Linux_ARM_EABI LibreOffice_project/10$Build-2</meta:generator>
    <meta:print-date>2018-12-25T11:19:53.866963649</meta:print-date>
    <meta:document-statistic meta:table-count="1" meta:cell-count="160" meta:object-count="0"/>
  </office:meta>
</office:document-meta>
</file>